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Aquí tienes un <text:span text:style-name="Strong_20_Emphasis">resumen narrativo claro del capítulo del Candil de las Sombras</text:span>, con escenas numeradas y consecuencias definidas, para que luego podamos desarrollarlo en prosa completa sin perder coherencia:</text:p>
      <text:p text:style-name="Horizontal_20_Line"/>
      <text:h text:style-name="Heading_20_2" text:outline-level="2">🔦 <text:span text:style-name="Emphasis">Capítulo IX: El Candil de las Sombras</text:span> — Resumen narrativo</text:h>
      <text:h text:style-name="Heading_20_3" text:outline-level="3"><text:span text:style-name="Strong_20_Emphasis">1. Llegada y descubrimiento</text:span></text:h>
      <text:list xml:id="list194536667" text:style-name="L1">
        <text:list-item>
          <text:p text:style-name="P2">Elara llega a un nuevo pueblo en su viaje. </text:p>
        </text:list-item>
        <text:list-item>
          <text:p text:style-name="P2">En la habitación de la posada encuentra un candil antiguo, aparentemente común. </text:p>
        </text:list-item>
        <text:list-item>
          <text:p text:style-name="P1">Al encenderlo por primera vez, su sombra se mueve sola dentro de la sala. Elara se asusta y lo apaga rápidamente. Cree que ha sido una ilusión. </text:p>
        </text:list-item>
      </text:list>
      <text:p text:style-name="Horizontal_20_Line"/>
      <text:h text:style-name="Heading_20_3" text:outline-level="3"><text:span text:style-name="Strong_20_Emphasis">2. Segunda prueba</text:span></text:h>
      <text:list xml:id="list155380661" text:style-name="L2">
        <text:list-item>
          <text:p text:style-name="P4">Al día siguiente, por curiosidad, vuelve a encender el candil. </text:p>
        </text:list-item>
        <text:list-item>
          <text:p text:style-name="P4">La sombra se separa de ella y realiza una acción sencilla: coloca una cuchara en la mesa, justo lo que Elara iba a hacer. </text:p>
        </text:list-item>
        <text:list-item>
          <text:p text:style-name="P3">Elara piensa que la sombra no es peligrosa, que solo actúa como una extensión de su voluntad. </text:p>
        </text:list-item>
      </text:list>
      <text:p text:style-name="Horizontal_20_Line"/>
      <text:h text:style-name="Heading_20_3" text:outline-level="3"><text:span text:style-name="Strong_20_Emphasis">3. La acción noble y la revelación</text:span></text:h>
      <text:list xml:id="list2354109284" text:style-name="L3">
        <text:list-item>
          <text:p text:style-name="P6">Al tercer día, Elara decide probar el candil para algo más grande: ayudar a alguien del pueblo. </text:p>
        </text:list-item>
        <text:list-item>
          <text:p text:style-name="P6">La sombra cumple la orden y logra el objetivo. </text:p>
        </text:list-item>
        <text:list-item>
          <text:p text:style-name="P6">Pero antes de regresar al candil, la sombra incendia un campo de maíz. </text:p>
        </text:list-item>
        <text:list-item>
          <text:p text:style-name="P5">Elara lucha contra el fuego y lo extingue, comprendiendo que la sombra es un demonio que aprovecha cada oportunidad para hacer el mal. </text:p>
        </text:list-item>
      </text:list>
      <text:p text:style-name="Horizontal_20_Line"/>
      <text:h text:style-name="Heading_20_3" text:outline-level="3"><text:span text:style-name="Strong_20_Emphasis">4. Elara renuncia al candil</text:span></text:h>
      <text:list xml:id="list3800603375" text:style-name="L4">
        <text:list-item>
          <text:p text:style-name="P8">Decide dejar el candil en el lugar donde lo encontró, convencida de no volver a usarlo. </text:p>
        </text:list-item>
        <text:list-item>
          <text:p text:style-name="P7">Cree que así terminará la amenaza. </text:p>
        </text:list-item>
      </text:list>
      <text:p text:style-name="Horizontal_20_Line"/>
      <text:h text:style-name="Heading_20_3" text:outline-level="3"><text:span text:style-name="Strong_20_Emphasis">5. El pueblo en peligro</text:span></text:h>
      <text:list xml:id="list2688334473" text:style-name="L5">
        <text:list-item>
          <text:p text:style-name="P10">En los días siguientes, ocurren desastres: incendios, muertes de ganado, accidentes extraños. </text:p>
        </text:list-item>
        <text:list-item>
          <text:p text:style-name="P10">Elara descubre que el candil ha desaparecido: alguien más en el pueblo lo está utilizando. </text:p>
        </text:list-item>
        <text:list-item>
          <text:p text:style-name="P9">La sombra demoníaca sigue actuando, ahora a través de otra persona. </text:p>
        </text:list-item>
      </text:list>
      <text:p text:style-name="Horizontal_20_Line"/>
      <text:h text:style-name="Heading_20_3" text:outline-level="3"><text:soft-page-break/><text:span text:style-name="Strong_20_Emphasis">6. Confrontación y justicia</text:span></text:h>
      <text:list xml:id="list3590308059" text:style-name="L6">
        <text:list-item>
          <text:p text:style-name="P12">Elara lucha contra el nuevo portador del candil y logra recuperarlo. </text:p>
        </text:list-item>
        <text:list-item>
          <text:p text:style-name="P12">Destruye la lámpara con su espada, convencida de que la maldición ha terminado. </text:p>
        </text:list-item>
        <text:list-item>
          <text:p text:style-name="P11">El pueblo recupera la calma, los vecinos vuelven a sus rutinas, y todo parece resuelto. </text:p>
        </text:list-item>
      </text:list>
      <text:p text:style-name="Horizontal_20_Line"/>
      <text:h text:style-name="Heading_20_3" text:outline-level="3"><text:span text:style-name="Strong_20_Emphasis">7. Epílogo desconcertante</text:span></text:h>
      <text:list xml:id="list1315849285" text:style-name="L7">
        <text:list-item>
          <text:p text:style-name="P14">Al atardecer, Elara abandona el pueblo en una carreta. </text:p>
        </text:list-item>
        <text:list-item>
          <text:p text:style-name="P14">Observa por la ventana cómo los aldeanos se reúnen en el establo para su encuentro mensual. </text:p>
        </text:list-item>
        <text:list-item>
          <text:p text:style-name="P14">Entonces ve a una anciana caminando hacia el establo con una lámpara apagada en la mano. </text:p>
        </text:list-item>
        <text:list-item>
          <text:p text:style-name="P14">El corazón de Elara se detiene: ¿es la misma lámpara? </text:p>
        </text:list-item>
        <text:list-item>
          <text:p text:style-name="P14">Se convence de que es imposible, que debe ser su imaginación. </text:p>
        </text:list-item>
        <text:list-item>
          <text:p text:style-name="P13">Cierra la ventana y se acomoda en el asiento, mientras la carreta se aleja bajo los últimos rayos del sol. </text:p>
        </text:list-item>
      </text:list>
      <text:p text:style-name="Horizontal_20_Line"/>
      <text:h text:style-name="Heading_20_2" text:outline-level="2">🎭 Efecto narrativo</text:h>
      <text:list xml:id="list3648124744" text:style-name="L8">
        <text:list-item>
          <text:p text:style-name="P16"><text:span text:style-name="Strong_20_Emphasis">Progresión clara:</text:span> ilusión → utilidad → revelación → consecuencias → enfrentamiento → aparente resolución → duda final. </text:p>
        </text:list-item>
        <text:list-item>
          <text:p text:style-name="P16"><text:span text:style-name="Strong_20_Emphasis">Suspenso:</text:span> la sombra actúa como un demonio, siempre buscando el mal. </text:p>
        </text:list-item>
        <text:list-item>
          <text:p text:style-name="P16"><text:span text:style-name="Strong_20_Emphasis">Final inquietante:</text:span> el objeto parece haber sido destruido, pero la visión de la anciana sugiere que la maldición persiste. </text:p>
        </text:list-item>
        <text:list-item>
          <text:p text:style-name="P15"><text:span text:style-name="Strong_20_Emphasis">Continuidad:</text:span> Elara puede seguir su viaje, pero el lector queda atrapado en la duda. </text:p>
        </text:list-item>
      </text:list>
      <text:p text:style-name="Horizontal_20_Line"/>
      <text:p text:style-name="Text_20_body">¿Quieres que el próximo paso sea empezar a <text:span text:style-name="Strong_20_Emphasis">desarrollar en prosa la primera parte</text:span> (la llegada al pueblo y el descubrimiento del candil), para ir construyendo el capítulo poco a poco como hicimos con el reloj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30T11:02:38.634000000</meta:creation-date>
    <dc:date>2025-11-30T11:05:48.619000000</dc:date>
    <meta:editing-duration>PT3M10S</meta:editing-duration>
    <meta:editing-cycles>1</meta:editing-cycles>
    <meta:document-statistic meta:table-count="0" meta:image-count="0" meta:object-count="0" meta:page-count="2" meta:paragraph-count="39" meta:word-count="543" meta:character-count="3072" meta:non-whitespace-character-count="2567"/>
    <meta:generator>LibreOffice/7.3.5.2$Windows_X86_64 LibreOffice_project/184fe81b8c8c30d8b5082578aee2fed2ea847c01</meta:generator>
  </office:meta>
</office:document-meta>
</file>